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cdbb1" officeooo:paragraph-rsid="001cdbb1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cdbb1" officeooo:paragraph-rsid="0021d0c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21d0c2" officeooo:paragraph-rsid="0021d0c2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officeooo:rsid="001d815f" officeooo:paragraph-rsid="001d815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e08c5" officeooo:paragraph-rsid="001e08c5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808080" style:font-name="DejaVu Sans Mono" fo:font-size="9pt" officeooo:paragraph-rsid="001e08c5"/>
    </style:style>
    <style:style style:name="P7" style:family="paragraph" style:parent-style-name="Preformatted_20_Text">
      <style:text-properties fo:color="#a9b7c6"/>
    </style:style>
    <style:style style:name="P8" style:family="paragraph" style:parent-style-name="Preformatted_20_Text">
      <style:text-properties fo:color="#a9b7c6" style:font-name="DejaVu Sans Mono" fo:font-size="9pt"/>
    </style:style>
    <style:style style:name="P9" style:family="paragraph" style:parent-style-name="Preformatted_20_Text">
      <style:paragraph-properties fo:text-align="start" style:justify-single-word="false"/>
      <style:text-properties fo:color="#a9b7c6" style:font-name="DejaVu Sans Mono" fo:font-size="9pt" officeooo:rsid="001d815f" officeooo:paragraph-rsid="001d815f" style:font-size-asian="10.5pt" style:font-size-complex="12pt"/>
    </style:style>
    <style:style style:name="P10" style:family="paragraph" style:parent-style-name="Preformatted_20_Text">
      <style:text-properties fo:color="#629755"/>
    </style:style>
    <style:style style:name="P11" style:family="paragraph" style:parent-style-name="Preformatted_20_Text">
      <style:paragraph-properties fo:text-align="start" style:justify-single-word="false"/>
      <style:text-properties fo:color="#629755" style:font-name="DejaVu Sans Mono" fo:font-size="9pt" fo:font-style="italic" officeooo:rsid="001d815f" officeooo:paragraph-rsid="001d815f" style:font-size-asian="10.5pt" style:font-size-complex="12pt"/>
    </style:style>
    <style:style style:name="P12" style:family="paragraph" style:parent-style-name="Preformatted_20_Text">
      <style:text-properties fo:color="#808080" style:font-name="DejaVu Sans Mono" fo:font-size="9pt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9pt"/>
    </style:style>
    <style:style style:name="P14" style:family="paragraph" style:parent-style-name="Standard">
      <style:paragraph-properties fo:text-align="start" style:justify-single-word="false"/>
      <style:text-properties fo:font-size="12pt" officeooo:rsid="002002da" officeooo:paragraph-rsid="001e08c5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e08c5" officeooo:paragraph-rsid="001e08c5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23d1f1" officeooo:paragraph-rsid="0023d1f1" style:font-size-asian="10.5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officeooo:rsid="0023d1f1" officeooo:paragraph-rsid="0023d1f1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244c3e" officeooo:paragraph-rsid="00244c3e" style:font-size-asian="10.5pt" style:font-size-complex="12pt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officeooo:rsid="00244c3e" officeooo:paragraph-rsid="00244c3e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24ba94" officeooo:paragraph-rsid="0024ba94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252224" officeooo:paragraph-rsid="00252224" style:font-size-asian="10.5pt" style:font-size-complex="12pt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officeooo:rsid="00252224" officeooo:paragraph-rsid="00252224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260148" officeooo:paragraph-rsid="00260148" style:font-size-asian="10.5pt" style:font-size-complex="12pt"/>
    </style:style>
    <style:style style:name="P24" style:family="paragraph" style:parent-style-name="Standard" style:list-style-name="L4">
      <style:paragraph-properties fo:text-align="start" style:justify-single-word="false"/>
      <style:text-properties fo:font-size="12pt" officeooo:rsid="00260148" officeooo:paragraph-rsid="00260148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26dd38" officeooo:paragraph-rsid="0026dd38" style:font-size-asian="10.5pt" style:font-size-complex="12pt"/>
    </style:style>
    <style:style style:name="P26" style:family="paragraph" style:parent-style-name="Standard" style:list-style-name="L5">
      <style:paragraph-properties fo:text-align="start" style:justify-single-word="false"/>
      <style:text-properties fo:font-size="12pt" officeooo:rsid="0026dd38" officeooo:paragraph-rsid="0026dd38" style:font-size-asian="10.5pt" style:font-size-complex="12pt"/>
    </style:style>
    <style:style style:name="P27" style:family="paragraph" style:parent-style-name="Standard" style:list-style-name="L6">
      <style:paragraph-properties fo:text-align="start" style:justify-single-word="false"/>
      <style:text-properties fo:font-size="12pt" officeooo:rsid="0026dd38" officeooo:paragraph-rsid="0026dd38" style:font-size-asian="10.5pt" style:font-size-complex="12pt"/>
    </style:style>
    <style:style style:name="P28" style:family="paragraph" style:parent-style-name="Standard" style:list-style-name="L7">
      <style:paragraph-properties fo:text-align="start" style:justify-single-word="false"/>
      <style:text-properties fo:font-size="12pt" officeooo:rsid="0026dd38" officeooo:paragraph-rsid="0026dd38" style:font-size-asian="10.5pt" style:font-size-complex="12pt"/>
    </style:style>
    <style:style style:name="P29" style:family="paragraph" style:parent-style-name="Standard" style:list-style-name="L8">
      <style:paragraph-properties fo:text-align="start" style:justify-single-word="false"/>
      <style:text-properties fo:font-size="12pt" officeooo:rsid="0026dd38" officeooo:paragraph-rsid="0026dd38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26dd38" officeooo:paragraph-rsid="0026dd38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a9b7c6" style:font-name="DejaVu Sans Mono" fo:font-size="9pt" officeooo:rsid="00244c3e" officeooo:paragraph-rsid="00244c3e" style:font-size-asian="10.5pt" style:font-size-complex="12pt"/>
    </style:style>
    <style:style style:name="P32" style:family="paragraph" style:parent-style-name="Standard">
      <style:paragraph-properties fo:text-align="center" style:justify-single-word="false"/>
      <style:text-properties fo:font-size="14pt" officeooo:rsid="001cdbb1" officeooo:paragraph-rsid="001cdbb1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8pt" fo:font-weight="bold" officeooo:rsid="001cdbb1" officeooo:paragraph-rsid="001cdbb1" style:font-size-asian="18pt" style:font-weight-asian="bold" style:font-size-complex="18pt" style:font-weight-complex="bold"/>
    </style:style>
    <style:style style:name="P34" style:family="paragraph" style:parent-style-name="Preformatted_20_Text">
      <style:paragraph-properties fo:text-align="start" style:justify-single-word="false"/>
      <style:text-properties fo:color="#a9b7c6" style:font-name="DejaVu Sans Mono" fo:font-size="9pt" officeooo:rsid="001e08c5" officeooo:paragraph-rsid="001e08c5" style:font-size-asian="10.5pt" style:font-size-complex="12pt"/>
    </style:style>
    <style:style style:name="P35" style:family="paragraph" style:parent-style-name="Preformatted_20_Text">
      <style:paragraph-properties fo:text-align="start" style:justify-single-word="false"/>
      <style:text-properties fo:color="#a9b7c6" style:font-name="DejaVu Sans Mono" fo:font-size="9pt" officeooo:rsid="0023d1f1" officeooo:paragraph-rsid="0023d1f1" style:font-size-asian="10.5pt" style:font-size-complex="12pt"/>
    </style:style>
    <style:style style:name="P36" style:family="paragraph" style:parent-style-name="Preformatted_20_Text">
      <style:paragraph-properties fo:text-align="start" style:justify-single-word="false"/>
      <style:text-properties fo:color="#a9b7c6" style:font-name="DejaVu Sans Mono" fo:font-size="9pt" officeooo:rsid="00252224" officeooo:paragraph-rsid="00252224" style:font-size-asian="10.5pt" style:font-size-complex="12pt"/>
    </style:style>
    <style:style style:name="P37" style:family="paragraph" style:parent-style-name="Preformatted_20_Text">
      <style:paragraph-properties fo:text-align="start" style:justify-single-word="false"/>
      <style:text-properties fo:color="#a9b7c6" style:font-name="DejaVu Sans Mono" fo:font-size="9pt" officeooo:rsid="00260148" officeooo:paragraph-rsid="00260148" style:font-size-asian="10.5pt" style:font-size-complex="12pt"/>
    </style:style>
    <style:style style:name="P38" style:family="paragraph" style:parent-style-name="Preformatted_20_Text">
      <style:paragraph-properties fo:text-align="start" style:justify-single-word="false"/>
      <style:text-properties fo:color="#808080" style:font-name="DejaVu Sans Mono" fo:font-size="9pt" officeooo:rsid="00252224" officeooo:paragraph-rsid="00252224" style:font-size-asian="10.5pt" style:font-size-complex="12pt"/>
    </style:style>
    <style:style style:name="P39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9pt"/>
    </style:style>
    <style:style style:name="P40" style:family="paragraph" style:parent-style-name="Preformatted_20_Text">
      <style:text-properties fo:color="#a9b7c6"/>
    </style:style>
    <style:style style:name="P41" style:family="paragraph" style:parent-style-name="Preformatted_20_Text">
      <style:text-properties fo:color="#a9b7c6" style:font-name="DejaVu Sans Mono" fo:font-size="9pt"/>
    </style:style>
    <style:style style:name="P42" style:family="paragraph" style:parent-style-name="Preformatted_20_Text">
      <style:text-properties fo:color="#629755"/>
    </style:style>
    <style:style style:name="P43" style:family="paragraph" style:parent-style-name="Preformatted_20_Text">
      <style:text-properties fo:color="#629755" style:font-name="DejaVu Sans Mono" fo:font-size="9pt" fo:font-style="italic"/>
    </style:style>
    <style:style style:name="P44" style:family="paragraph" style:parent-style-name="Preformatted_20_Text">
      <style:text-properties fo:color="#808080" style:font-name="DejaVu Sans Mono" fo:font-size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c7832"/>
    </style:style>
    <style:style style:name="T3" style:family="text">
      <style:text-properties fo:color="#cc7832" fo:font-weight="bold"/>
    </style:style>
    <style:style style:name="T4" style:family="text">
      <style:text-properties fo:color="#cc7832" style:font-name="DejaVu Sans Mono" fo:font-size="9pt"/>
    </style:style>
    <style:style style:name="T5" style:family="text">
      <style:text-properties fo:color="#cc7832" style:font-name="DejaVu Sans Mono" fo:font-size="9pt" fo:font-weight="bold"/>
    </style:style>
    <style:style style:name="T6" style:family="text">
      <style:text-properties fo:color="#ffc66d"/>
    </style:style>
    <style:style style:name="T7" style:family="text">
      <style:text-properties fo:color="#ffc66d" style:font-name="DejaVu Sans Mono" fo:font-size="9pt"/>
    </style:style>
    <style:style style:name="T8" style:family="text">
      <style:text-properties style:font-name="DejaVu Sans Mono" fo:font-size="9pt"/>
    </style:style>
    <style:style style:name="T9" style:family="text">
      <style:text-properties style:font-name="DejaVu Sans Mono" fo:font-size="9pt" fo:font-style="italic"/>
    </style:style>
    <style:style style:name="T10" style:family="text">
      <style:text-properties fo:color="#9876aa"/>
    </style:style>
    <style:style style:name="T11" style:family="text">
      <style:text-properties fo:color="#9876aa" style:font-name="DejaVu Sans Mono" fo:font-size="9pt"/>
    </style:style>
    <style:style style:name="T12" style:family="text">
      <style:text-properties fo:color="#9876aa" style:font-name="DejaVu Sans Mono" fo:font-size="9pt" fo:font-style="italic"/>
    </style:style>
    <style:style style:name="T13" style:family="text">
      <style:text-properties fo:color="#6a8759"/>
    </style:style>
    <style:style style:name="T14" style:family="text">
      <style:text-properties fo:color="#6a8759" style:font-name="DejaVu Sans Mono" fo:font-size="9pt"/>
    </style:style>
    <style:style style:name="T15" style:family="text">
      <style:text-properties fo:color="#6897bb" style:font-name="DejaVu Sans Mono" fo:font-size="9pt"/>
    </style:style>
    <style:style style:name="T16" style:family="text">
      <style:text-properties fo:color="#629755"/>
    </style:style>
    <style:style style:name="T17" style:family="text">
      <style:text-properties fo:color="#629755" style:font-name="DejaVu Sans Mono" fo:font-size="9pt" fo:font-style="italic"/>
    </style:style>
    <style:style style:name="T18" style:family="text">
      <style:text-properties fo:color="#629755" style:font-name="DejaVu Sans Mono" fo:font-size="9pt" fo:font-style="italic" fo:font-weight="bold"/>
    </style:style>
    <style:style style:name="T19" style:family="text">
      <style:text-properties fo:color="#808080"/>
    </style:style>
    <style:style style:name="T20" style:family="text">
      <style:text-properties fo:color="#808080" style:font-name="DejaVu Sans Mono" fo:font-size="9pt"/>
    </style:style>
    <style:style style:name="T21" style:family="text">
      <style:text-properties officeooo:rsid="002002da"/>
    </style:style>
    <style:style style:name="T22" style:family="text">
      <style:text-properties officeooo:rsid="002232af"/>
    </style:style>
    <style:style style:name="T23" style:family="text">
      <style:text-properties fo:color="#000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CourseHunterDownloaScript Analysis</text:p>
      <text:p text:style-name="P3"><text:a xlink:type="simple" xlink:href="https://github.com/alekseylovchikov/ch-download" text:style-name="Internet_20_link" text:visited-style-name="Visited_20_Internet_20_Link">https://github.com/alekseylovchikov/ch-download</text:a></text:p>
      <text:p text:style-name="P2"/>
      <text:p text:style-name="P3"><text:s/>node --inspect-brk index.js -u https://coursehunters.net/course/typescript-masterclass-todd-motto -d /home/laczovics/Desktop/kurzusok/CoursHunterDownloadModule</text:p>
      <text:p text:style-name="P1"/>
      <text:p text:style-name="P1"/>
      <text:p text:style-name="P25">1. <text:span text:style-name="T1">validateParams</text:span> from the terminal arguments</text:p>
      <text:p text:style-name="P25">2. Check new github version to notify user (<text:span text:style-name="T1">github-version-checker</text:span>)</text:p>
      <text:p text:style-name="P30">3. startDownloading script</text:p>
      <text:p text:style-name="P25">3.1 Extract the userData from the argument terminals</text:p>
      <text:p text:style-name="P25">3.2 Fetch the token with an http-request</text:p>
      <text:p text:style-name="P25">4. Run <text:span text:style-name="T1">getVideos</text:span></text:p>
      <text:p text:style-name="P25">4.1 Create folder (<text:span text:style-name="T1">path</text:span>,<text:span text:style-name="T1">resolve</text:span>/<text:span text:style-name="T1">sep</text:span>/<text:span text:style-name="T1">isAbsolute</text:span>/fs.<text:span text:style-name="T1">mkdirSync</text:span>)</text:p>
      <text:p text:style-name="P25">4.2 Create a logger, file with writeable stream. ()</text:p>
      <text:list xml:id="list6109544495397206855" text:style-name="L8">
        <text:list-item>
          <text:p text:style-name="P29">Saving files, with <text:span text:style-name="T1">path.sep() </text:span>for different OS.</text:p>
        </text:list-item>
        <text:list-item>
          <text:p text:style-name="P29">Create writeable stream, to dynamically inject values.</text:p>
        </text:list-item>
      </text:list>
      <text:p text:style-name="P25">4.2 scrap data with cheerio, and insert token with <text:span text:style-name="T1">request.jar()</text:span></text:p>
      <text:list xml:id="list8904376544140811626" text:style-name="L7">
        <text:list-item>
          <text:p text:style-name="P28">request.jar → to insert cookies to every request</text:p>
        </text:list-item>
        <text:list-item>
          <text:p text:style-name="P28"><text:span text:style-name="T1">cheerio</text:span> to scrap data</text:p>
        </text:list-item>
        <text:list-item>
          <text:p text:style-name="P28">promise, to wrap all of this call In a promise</text:p>
        </text:list-item>
      </text:list>
      <text:p text:style-name="P25">5. <text:span text:style-name="T1">Download videos</text:span></text:p>
      <text:p text:style-name="P25">5.0 check if it has been downloaded</text:p>
      <text:list xml:id="list8978157806315957751" text:style-name="L6">
        <text:list-item>
          <text:p text:style-name="P27">Will read the log file with fs.<text:span text:style-name="T1">readFileSync</text:span>()</text:p>
        </text:list-item>
        <text:list-item>
          <text:p text:style-name="P27">If the video is in the logFile, and the video exists in the file location, it is considered as downloaded completely.</text:p>
        </text:list-item>
      </text:list>
      <text:p text:style-name="P25">5.1 downloadOneVideo( progress/progress events/ <text:span text:style-name="T1">pipes</text:span> / <text:span text:style-name="T1">writeStream</text:span> / <text:span text:style-name="T1">stdOut</text:span> / recursion )</text:p>
      <text:list xml:id="list3994854971555634708" text:style-name="L5">
        <text:list-item>
          <text:p text:style-name="P26"><text:span text:style-name="T1">Progess</text:span> → is used to track all of the state properties, with progress stateEvents</text:p>
        </text:list-item>
        <text:list-item>
          <text:p text:style-name="P26"><text:span text:style-name="T1">writeWaitingInfo</text:span> –&gt; is using the data received from progress, and writes to the stdOut which is the terminal</text:p>
        </text:list-item>
        <text:list-item>
          <text:p text:style-name="P26"><text:span text:style-name="T1">cleanLine</text:span> –&gt; will clean the last line of the stdout.</text:p>
        </text:list-item>
        <text:list-item>
          <text:p text:style-name="P26"><text:s/>Writing to logger stream + using recursion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4">1. <text:span text:style-name="T1">validateParams</text:span> from the terminal arguments</text:p>
      <text:p text:style-name="P11">/**</text:p>
      <text:p text:style-name="P10"><text:s/><text:span text:style-name="T9">* Vaidate the parameters recieved from the process.argv CLI.</text:span></text:p>
      <text:p text:style-name="P10"><text:s/><text:span text:style-name="T9">*</text:span></text:p>
      <text:p text:style-name="P7"><text:span text:style-name="T16"><text:s/></text:span><text:span text:style-name="T17">* </text:span><text:span text:style-name="T18">@flags </text:span><text:span text:style-name="T17">{object[]} It will be an object, containing all of the possible parameter options as a string[]</text:span></text:p>
      <text:p text:style-name="P7"><text:span text:style-name="T16"><text:s/></text:span><text:span text:style-name="T17">* </text:span><text:span text:style-name="T18">@indexUrlFlag </text:span><text:span text:style-name="T17">{Number} The index number of the url parameter( -u, --url) from the process.argv array.</text:span></text:p>
      <text:p text:style-name="P7"><text:span text:style-name="T16"><text:s/></text:span><text:span text:style-name="T17">* </text:span><text:span text:style-name="T18">@indexDirFlag </text:span><text:span text:style-name="T17">{Number} The index number of the url parameter( -d, --dir) from the process.argv array.</text:span></text:p>
      <text:p text:style-name="P10"><text:s/><text:span text:style-name="T9">*</text:span></text:p>
      <text:p text:style-name="P7"><text:span text:style-name="T16"><text:s/></text:span><text:span text:style-name="T17">* </text:span><text:span text:style-name="T18">@returns </text:span><text:span text:style-name="T17">{void}</text:span></text:p>
      <text:p text:style-name="P10"><text:s/><text:span text:style-name="T9">* <text:s/>If the given parameters recieved in the CLI are not correct it will display again the usage and exit the process</text:span></text:p>
      <text:p text:style-name="P10"><text:s/><text:span text:style-name="T9">* <text:s/>If specific lessons were given it validate if they are correct or not.</text:span></text:p>
      <text:p text:style-name="P10"><text:s/><text:span text:style-name="T9">*</text:span></text:p>
      <text:p text:style-name="P10"><text:s/><text:span text:style-name="T9">* <text:s/>Criterias:</text:span></text:p>
      <text:p text:style-name="P10"><text:s/><text:span text:style-name="T9">* <text:s text:c="3"/>1.--&gt; The first param has to be the url of the course</text:span></text:p>
      <text:p text:style-name="P10"><text:s/><text:span text:style-name="T9">* <text:s text:c="3"/>2.--&gt; The next process argument parameter should't be an actually an other flag!</text:span></text:p>
      <text:p text:style-name="P10"><text:s/><text:span text:style-name="T9">*/</text:span></text:p>
      <text:p text:style-name="P8"><text:span text:style-name="T3">function </text:span><text:span text:style-name="T6">validateParams</text:span>(flags<text:span text:style-name="T2">, </text:span>indexUrlFlag<text:span text:style-name="T2">, </text:span>indexDirFlag) {</text:p>
      <text:p text:style-name="P7"><text:s text:c="2"/><text:span text:style-name="T5">const </text:span><text:span text:style-name="T8">indexLessonsFlag = getFlagIndex(flags.</text:span><text:span text:style-name="T11">lessons</text:span><text:span text:style-name="T8">)</text:span><text:span text:style-name="T4">;</text:span></text:p>
      <text:p text:style-name="P7"><text:span text:style-name="T2"><text:s text:c="2"/></text:span><text:span text:style-name="T5">if </text:span><text:span text:style-name="T8">(indexUrlFlag == -</text:span><text:span text:style-name="T15">1 </text:span><text:span text:style-name="T8">|| indexUrlFlag === process.argv.length - </text:span><text:span text:style-name="T15">1 </text:span><text:span text:style-name="T8">||</text:span></text:p>
      <text:p text:style-name="P7"><text:s text:c="6"/><text:span text:style-name="T8">indexDirFlag === process.argv.length - </text:span><text:span text:style-name="T15">1 </text:span><text:span text:style-name="T8">||</text:span></text:p>
      <text:p text:style-name="P7"><text:s text:c="6"/><text:span text:style-name="T8">indexLessonsFlag === process.argv.length - </text:span><text:span text:style-name="T15">1 </text:span><text:span text:style-name="T8">||</text:span></text:p>
      <text:p text:style-name="P7"><text:s text:c="6"/><text:span text:style-name="T7">isNextFlag</text:span><text:span text:style-name="T8">(flags</text:span><text:span text:style-name="T4">, </text:span><text:span text:style-name="T8">process.argv[indexUrlFlag + </text:span><text:span text:style-name="T15">1</text:span><text:span text:style-name="T8">]) ||</text:span></text:p>
      <text:p text:style-name="P7"><text:s text:c="6"/><text:span text:style-name="T7">isNextFlag</text:span><text:span text:style-name="T8">(flags</text:span><text:span text:style-name="T4">, </text:span><text:span text:style-name="T8">process.argv[indexDirFlag + </text:span><text:span text:style-name="T15">1</text:span><text:span text:style-name="T8">]) ||</text:span></text:p>
      <text:p text:style-name="P7"><text:s text:c="6"/><text:span text:style-name="T7">isNextFlag</text:span><text:span text:style-name="T8">(flags</text:span><text:span text:style-name="T4">, </text:span><text:span text:style-name="T8">process.argv[indexLessonsFlag + </text:span><text:span text:style-name="T15">1</text:span><text:span text:style-name="T8">]))</text:span></text:p>
      <text:p text:style-name="P7"><text:s text:c="8"/><text:span text:style-name="T7">printUsage</text:span><text:span text:style-name="T8">()</text:span><text:span text:style-name="T4">;</text:span></text:p>
      <text:p text:style-name="P7"><text:span text:style-name="T2"><text:s text:c="2"/></text:span><text:span text:style-name="T5">if </text:span><text:span text:style-name="T8">(indexLessonsFlag !== -</text:span><text:span text:style-name="T15">1</text:span><text:span text:style-name="T8">) {</text:span></text:p>
      <text:p text:style-name="P7"><text:s text:c="4"/><text:span text:style-name="T8">validateLessons(process.argv[indexLessonsFlag + </text:span><text:span text:style-name="T15">1</text:span><text:span text:style-name="T8">])</text:span><text:span text:style-name="T4">;</text:span></text:p>
      <text:p text:style-name="P7"><text:span text:style-name="T2"><text:s text:c="2"/></text:span><text:span text:style-name="T8">}</text:span></text:p>
      <text:p text:style-name="P13">}</text:p>
      <text:p text:style-name="P4"/>
      <text:p text:style-name="P4">2. Check new github version to notify user (<text:span text:style-name="T1">github-version-checker)</text:span></text:p>
      <text:p text:style-name="P9"><text:span text:style-name="T3">function </text:span><text:span text:style-name="T6">checkNewVersion</text:span>(startDownloading) {</text:p>
      <text:p text:style-name="P7"><text:s text:c="2"/><text:span text:style-name="T5">const </text:span><text:span text:style-name="T8">options = {</text:span></text:p>
      <text:p text:style-name="P7"><text:s text:c="4"/><text:span text:style-name="T11">repo</text:span><text:span text:style-name="T8">: </text:span><text:span text:style-name="T14">'alekseylovchikov/ch-download'</text:span><text:span text:style-name="T4">,</text:span></text:p>
      <text:p text:style-name="P7"><text:span text:style-name="T2"><text:s text:c="4"/></text:span><text:span text:style-name="T11">currentVersion</text:span><text:span text:style-name="T8">: pkg.version</text:span><text:span text:style-name="T4">,</text:span></text:p>
      <text:p text:style-name="P7"><text:span text:style-name="T2"><text:s text:c="4"/></text:span><text:span text:style-name="T11">includePreReleases</text:span><text:span text:style-name="T8">: </text:span><text:span text:style-name="T5">true</text:span></text:p>
      <text:p text:style-name="P7"><text:span text:style-name="T2"><text:s text:c="2"/></text:span><text:span text:style-name="T8">}</text:span><text:span text:style-name="T4">;</text:span></text:p>
      <text:p text:style-name="P7"><text:span text:style-name="T2"><text:s text:c="2"/></text:span><text:span text:style-name="T11">versionCheck</text:span><text:span text:style-name="T8">(options</text:span><text:span text:style-name="T4">, </text:span><text:span text:style-name="T5">function </text:span><text:span text:style-name="T8">(update</text:span><text:span text:style-name="T4">, </text:span><text:span text:style-name="T8">error) {</text:span></text:p>
      <text:p text:style-name="P7"><text:s text:c="4"/><text:span text:style-name="T5">if </text:span><text:span text:style-name="T8">(error) </text:span><text:span text:style-name="T5">throw </text:span><text:span text:style-name="T8">error</text:span><text:span text:style-name="T4">;</text:span></text:p>
      <text:p text:style-name="P7"><text:span text:style-name="T2"><text:s text:c="4"/></text:span><text:span text:style-name="T5">if </text:span><text:span text:style-name="T8">(update) {</text:span></text:p>
      <text:p text:style-name="P7"><text:s text:c="6"/><text:span text:style-name="T8">console.</text:span><text:span text:style-name="T7">log</text:span><text:span text:style-name="T8">(</text:span><text:span text:style-name="T14">'An update is available!'</text:span><text:span text:style-name="T8">)</text:span><text:span text:style-name="T4">;</text:span></text:p>
      <text:p text:style-name="P7"><text:span text:style-name="T2"><text:s text:c="6"/></text:span><text:span text:style-name="T8">console.</text:span><text:span text:style-name="T7">log</text:span><text:span text:style-name="T8">(</text:span><text:span text:style-name="T14">'New version: ' </text:span><text:span text:style-name="T8">+ update.tag_name)</text:span><text:span text:style-name="T4">;</text:span></text:p>
      <text:p text:style-name="P7"><text:span text:style-name="T2"><text:s text:c="6"/></text:span><text:span text:style-name="T8">console.</text:span><text:span text:style-name="T7">log</text:span><text:span text:style-name="T8">(</text:span><text:span text:style-name="T14">'Details here: ' </text:span><text:span text:style-name="T8">+ update.html_url)</text:span><text:span text:style-name="T4">;</text:span></text:p>
      <text:p text:style-name="P7"><text:span text:style-name="T2"><text:s text:c="4"/></text:span><text:span text:style-name="T8">}</text:span></text:p>
      <text:p text:style-name="P7"><text:s text:c="4"/><text:span text:style-name="T8">console.</text:span><text:span text:style-name="T7">log</text:span><text:span text:style-name="T8">(</text:span><text:span text:style-name="T14">'Starting app...</text:span><text:span text:style-name="T4">\n</text:span><text:span text:style-name="T14">'</text:span><text:span text:style-name="T8">)</text:span><text:span text:style-name="T4">;</text:span></text:p>
      <text:p text:style-name="P7"><text:span text:style-name="T2"><text:s text:c="4"/></text:span><text:span text:style-name="T8">startDownloading()</text:span><text:span text:style-name="T4">;</text:span></text:p>
      <text:p text:style-name="P7"><text:span text:style-name="T2"><text:s text:c="2"/></text:span><text:span text:style-name="T8">})</text:span><text:span text:style-name="T4">;</text:span></text:p>
      <text:p text:style-name="P13">}</text:p>
      <text:p text:style-name="P5"><text:soft-page-break/>3. startDownloading script →</text:p>
      <text:p text:style-name="P5">3.1 Extract the userData from the argument terminals</text:p>
      <text:p text:style-name="P5">3.2 Fetch the token with an http-request</text:p>
      <text:p text:style-name="P6"/>
      <text:p text:style-name="P12">* <text:s text:c="4"/>1. Extract the userData from the argument terminals</text:p>
      <text:p text:style-name="P12">* <text:s text:c="4"/>2. fetch the token with an http-request</text:p>
      <text:p text:style-name="P12">* */</text:p>
      <text:p text:style-name="P8"><text:span text:style-name="T3">function </text:span><text:span text:style-name="T6">startDownloading</text:span>() {</text:p>
      <text:p text:style-name="P7"><text:s text:c="2"/><text:span text:style-name="T20">// get email password</text:span></text:p>
      <text:p text:style-name="P7"><text:span text:style-name="T19"><text:s text:c="2"/></text:span><text:span text:style-name="T5">const </text:span><text:span text:style-name="T8">e = process.argv.</text:span><text:span text:style-name="T7">indexOf</text:span><text:span text:style-name="T8">(</text:span><text:span text:style-name="T14">'-e'</text:span><text:span text:style-name="T8">)</text:span><text:span text:style-name="T4">;</text:span></text:p>
      <text:p text:style-name="P7"><text:span text:style-name="T2"><text:s text:c="2"/></text:span><text:span text:style-name="T5">const </text:span><text:span text:style-name="T8">p = process.argv.</text:span><text:span text:style-name="T7">indexOf</text:span><text:span text:style-name="T8">(</text:span><text:span text:style-name="T14">'-p'</text:span><text:span text:style-name="T8">)</text:span><text:span text:style-name="T4">;</text:span></text:p>
      <text:p text:style-name="P7"><text:span text:style-name="T2"><text:s text:c="2"/></text:span><text:span text:style-name="T5">if </text:span><text:span text:style-name="T8">(e &gt; -</text:span><text:span text:style-name="T15">1 </text:span><text:span text:style-name="T8">&amp;&amp; p &gt; -</text:span><text:span text:style-name="T15">1</text:span><text:span text:style-name="T8">) {</text:span></text:p>
      <text:p text:style-name="P7"><text:s text:c="4"/><text:span text:style-name="T20">// with email and password</text:span></text:p>
      <text:p text:style-name="P7"><text:span text:style-name="T19"><text:s text:c="4"/></text:span><text:span text:style-name="T5">const </text:span><text:span text:style-name="T8">email = process.argv[e + </text:span><text:span text:style-name="T15">1</text:span><text:span text:style-name="T8">]</text:span><text:span text:style-name="T4">;</text:span></text:p>
      <text:p text:style-name="P7"><text:span text:style-name="T2"><text:s text:c="4"/></text:span><text:span text:style-name="T5">const </text:span><text:span text:style-name="T8">password = process.argv[p + </text:span><text:span text:style-name="T15">1</text:span><text:span text:style-name="T8">]</text:span><text:span text:style-name="T4">;</text:span></text:p>
      <text:p text:style-name="P7"><text:span text:style-name="T2"><text:s text:c="4"/></text:span><text:span text:style-name="T7">getToken</text:span><text:span text:style-name="T8">(email</text:span><text:span text:style-name="T4">, </text:span><text:span text:style-name="T8">password)</text:span></text:p>
      <text:p text:style-name="P7"><text:s text:c="6"/><text:span text:style-name="T8">.then(token =&gt; </text:span><text:span text:style-name="T7">runGetVideos</text:span><text:span text:style-name="T8">(token))</text:span></text:p>
      <text:p text:style-name="P7"><text:s text:c="6"/><text:span text:style-name="T8">.</text:span><text:span text:style-name="T7">catch</text:span><text:span text:style-name="T8">(err =&gt; console.</text:span><text:span text:style-name="T7">log</text:span><text:span text:style-name="T8">(</text:span><text:span text:style-name="T14">'Check your email or password'</text:span><text:span text:style-name="T8">.</text:span><text:span text:style-name="T11">red</text:span><text:span text:style-name="T8">))</text:span><text:span text:style-name="T4">;</text:span></text:p>
      <text:p text:style-name="P7"><text:span text:style-name="T2"><text:s text:c="2"/></text:span><text:span text:style-name="T8">} </text:span><text:span text:style-name="T5">else </text:span><text:span text:style-name="T8">{</text:span></text:p>
      <text:p text:style-name="P7"><text:s text:c="4"/><text:span text:style-name="T20">// without email and password</text:span></text:p>
      <text:p text:style-name="P7"><text:span text:style-name="T19"><text:s text:c="4"/></text:span><text:span text:style-name="T7">runGetVideos</text:span><text:span text:style-name="T8">()</text:span><text:span text:style-name="T4">;</text:span></text:p>
      <text:p text:style-name="P7"><text:span text:style-name="T2"><text:s text:c="2"/></text:span><text:span text:style-name="T8">}</text:span></text:p>
      <text:p text:style-name="P13">}</text:p>
      <text:p text:style-name="P5"><text:span text:style-name="T21">4</text:span>.<text:span text:style-name="T1"> Run getVideos</text:span></text:p>
      <text:p text:style-name="P5"><text:span text:style-name="T1"/></text:p>
      <text:p text:style-name="P14">4.1 Create folder <text:span text:style-name="T22">(path,resolve/sep/isAbsolute/fs.mkdirSync)</text:span></text:p>
      <text:p text:style-name="P34"><text:span text:style-name="T13">'use strict'</text:span><text:span text:style-name="T2">;</text:span></text:p>
      <text:p text:style-name="P8"><text:span text:style-name="T3">const </text:span>path = require(<text:span text:style-name="T13">'path'</text:span>)<text:span text:style-name="T2">;</text:span></text:p>
      <text:p text:style-name="P8"><text:span text:style-name="T3">const </text:span>fs = require(<text:span text:style-name="T13">'fs'</text:span>)<text:span text:style-name="T2">;</text:span></text:p>
      <text:p text:style-name="P43">/**</text:p>
      <text:p text:style-name="P10"><text:s/><text:span text:style-name="T9">* Vaidate the parameters recieved from the process.argv CLI.</text:span></text:p>
      <text:p text:style-name="P10"><text:s/><text:span text:style-name="T9">*</text:span></text:p>
      <text:p text:style-name="P7"><text:span text:style-name="T16"><text:s/></text:span><text:span text:style-name="T17">* </text:span><text:span text:style-name="T18">@downloadFolder </text:span><text:span text:style-name="T17">{string} The index number of the url parameter( -u, --url) from the process.argv array.</text:span></text:p>
      <text:p text:style-name="P10"><text:s/><text:span text:style-name="T9">*</text:span></text:p>
      <text:p text:style-name="P7"><text:span text:style-name="T16"><text:s/></text:span><text:span text:style-name="T17">* </text:span><text:span text:style-name="T18">@returns </text:span><text:span text:style-name="T17">{void}</text:span></text:p>
      <text:p text:style-name="P10"><text:s/><text:span text:style-name="T9">* <text:s text:c="3"/>Will make a directory, where the videos can be stored, based on the input directory url as string.</text:span></text:p>
      <text:p text:style-name="P10"><text:s/><text:span text:style-name="T9">*</text:span></text:p>
      <text:p text:style-name="P10"><text:s/><text:span text:style-name="T9">* <text:s text:c="5"/>path.sep --&gt; Used to seperate the path segments, both in Unix, windows accoriding the OS system separator.</text:span></text:p>
      <text:p text:style-name="P10"><text:s/><text:span text:style-name="T9">* <text:s text:c="5"/>path.isAbsolute --&gt; Will check if the given path is absolute or not.</text:span></text:p>
      <text:p text:style-name="P10"><text:s/><text:span text:style-name="T9">* <text:s text:c="5"/>path.resolve --&gt; will concatenate, the seperate names, to a folder path, from "","donwload" will be --&gt; fullPath/download</text:span></text:p>
      <text:p text:style-name="P10"><text:s/><text:span text:style-name="T9">*</text:span></text:p>
      <text:p text:style-name="P10"><text:s/><text:span text:style-name="T9">* <text:s text:c="5"/>So either by simply looping once, it will try to make a directory with mkdirSync. If it is not possible, it will try with the accumulated string with path.resolve()</text:span></text:p>
      <text:p text:style-name="P10"><text:s/><text:span text:style-name="T9">* <text:s text:c="5"/></text:span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/><text:span text:style-name="T9">*/</text:span></text:p>
      <text:p text:style-name="P8"><text:span text:style-name="T3">function </text:span><text:span text:style-name="T6">createFolder</text:span>(downloadFolder) {</text:p>
      <text:p text:style-name="P7"><text:s text:c="2"/><text:span text:style-name="T5">const </text:span><text:span text:style-name="T8">sep = path.</text:span><text:span text:style-name="T12">sep</text:span><text:span text:style-name="T4">;</text:span></text:p>
      <text:p text:style-name="P7"><text:soft-page-break/><text:span text:style-name="T2"><text:s text:c="2"/></text:span><text:span text:style-name="T5">const </text:span><text:span text:style-name="T8">initDir = path.</text:span><text:span text:style-name="T7">isAbsolute</text:span><text:span text:style-name="T8">(downloadFolder) ? sep : </text:span><text:span text:style-name="T14">''</text:span><text:span text:style-name="T4">;</text:span></text:p>
      <text:p text:style-name="P7"><text:span text:style-name="T2"><text:s text:c="2"/></text:span><text:span text:style-name="T8">downloadFolder.</text:span><text:span text:style-name="T7">split</text:span><text:span text:style-name="T8">(sep).</text:span><text:span text:style-name="T7">reduce</text:span><text:span text:style-name="T8">((parentDir</text:span><text:span text:style-name="T4">, </text:span><text:span text:style-name="T8">childDir) =&gt; {</text:span></text:p>
      <text:p text:style-name="P7"><text:s text:c="4"/><text:span text:style-name="T5">const </text:span><text:span text:style-name="T8">curDir = path.</text:span><text:span text:style-name="T7">resolve</text:span><text:span text:style-name="T8">(parentDir</text:span><text:span text:style-name="T4">, </text:span><text:span text:style-name="T8">childDir)</text:span><text:span text:style-name="T4">;</text:span></text:p>
      <text:p text:style-name="P7"><text:span text:style-name="T2"><text:s text:c="4"/></text:span><text:span text:style-name="T5">try </text:span><text:span text:style-name="T8">{</text:span></text:p>
      <text:p text:style-name="P7"><text:s text:c="6"/><text:span text:style-name="T8">fs.</text:span><text:span text:style-name="T7">mkdirSync</text:span><text:span text:style-name="T8">(curDir)</text:span><text:span text:style-name="T4">;</text:span></text:p>
      <text:p text:style-name="P7"><text:span text:style-name="T2"><text:s text:c="4"/></text:span><text:span text:style-name="T8">} </text:span><text:span text:style-name="T5">catch </text:span><text:span text:style-name="T8">(err) {</text:span></text:p>
      <text:p text:style-name="P7"><text:s text:c="6"/><text:span text:style-name="T5">if </text:span><text:span text:style-name="T8">(err.</text:span><text:span text:style-name="T11">code </text:span><text:span text:style-name="T8">!== </text:span><text:span text:style-name="T14">'EEXIST'</text:span><text:span text:style-name="T8">) {</text:span></text:p>
      <text:p text:style-name="P7"><text:s text:c="8"/><text:span text:style-name="T5">throw </text:span><text:span text:style-name="T8">err</text:span><text:span text:style-name="T4">;</text:span></text:p>
      <text:p text:style-name="P7"><text:span text:style-name="T2"><text:s text:c="6"/></text:span><text:span text:style-name="T8">}</text:span></text:p>
      <text:p text:style-name="P7"><text:s text:c="6"/><text:span text:style-name="T5">if </text:span><text:span text:style-name="T8">(curDir == </text:span><text:span text:style-name="T7">makeDownloadFolderPath</text:span><text:span text:style-name="T8">(downloadFolder))</text:span></text:p>
      <text:p text:style-name="P7"><text:s text:c="8"/><text:span text:style-name="T8">console.</text:span><text:span text:style-name="T7">log</text:span><text:span text:style-name="T8">(</text:span><text:span text:style-name="T14">`Directory </text:span><text:span text:style-name="T8">${curDir}</text:span><text:span text:style-name="T14"> already exists`</text:span><text:span text:style-name="T8">.</text:span><text:span text:style-name="T11">blue</text:span><text:span text:style-name="T8">)</text:span><text:span text:style-name="T4">;</text:span></text:p>
      <text:p text:style-name="P7"><text:span text:style-name="T2"><text:s text:c="6"/></text:span><text:span text:style-name="T5">return </text:span><text:span text:style-name="T8">curDir</text:span><text:span text:style-name="T4">;</text:span></text:p>
      <text:p text:style-name="P7"><text:span text:style-name="T2"><text:s text:c="4"/></text:span><text:span text:style-name="T8">}</text:span></text:p>
      <text:p text:style-name="P7"><text:s text:c="4"/><text:span text:style-name="T8">console.</text:span><text:span text:style-name="T7">log</text:span><text:span text:style-name="T8">(</text:span><text:span text:style-name="T14">`Directory </text:span><text:span text:style-name="T8">${curDir}</text:span><text:span text:style-name="T14"> created`</text:span><text:span text:style-name="T8">.</text:span><text:span text:style-name="T11">blue</text:span><text:span text:style-name="T8">)</text:span><text:span text:style-name="T4">;</text:span></text:p>
      <text:p text:style-name="P7"><text:span text:style-name="T2"><text:s text:c="4"/></text:span><text:span text:style-name="T5">return </text:span><text:span text:style-name="T8">curDir</text:span><text:span text:style-name="T4">;</text:span></text:p>
      <text:p text:style-name="P7"><text:span text:style-name="T2"><text:s text:c="2"/></text:span><text:span text:style-name="T8">}</text:span><text:span text:style-name="T4">, </text:span><text:span text:style-name="T8">initDir)</text:span><text:span text:style-name="T4">;</text:span></text:p>
      <text:p text:style-name="P8">}</text:p>
      <text:p text:style-name="P8"><text:span text:style-name="T3">function </text:span><text:span text:style-name="T6">makeDownloadFolderPath</text:span>(downloadFolder) {</text:p>
      <text:p text:style-name="P7"><text:s text:c="2"/><text:span text:style-name="T5">const </text:span><text:span text:style-name="T8">sep = path.</text:span><text:span text:style-name="T12">sep</text:span><text:span text:style-name="T4">;</text:span></text:p>
      <text:p text:style-name="P7"><text:span text:style-name="T2"><text:s text:c="2"/></text:span><text:span text:style-name="T5">const </text:span><text:span text:style-name="T8">folders = process.argv[</text:span><text:span text:style-name="T15">1</text:span><text:span text:style-name="T8">].</text:span><text:span text:style-name="T7">split</text:span><text:span text:style-name="T8">(sep)</text:span><text:span text:style-name="T4">;</text:span></text:p>
      <text:p text:style-name="P7"><text:span text:style-name="T2"><text:s text:c="2"/></text:span><text:span text:style-name="T8">folders.</text:span><text:span text:style-name="T7">pop</text:span><text:span text:style-name="T8">()</text:span><text:span text:style-name="T4">;</text:span></text:p>
      <text:p text:style-name="P7"><text:span text:style-name="T2"><text:s text:c="2"/></text:span><text:span text:style-name="T8">folders.</text:span><text:span text:style-name="T7">push</text:span><text:span text:style-name="T8">(downloadFolder)</text:span><text:span text:style-name="T4">;</text:span></text:p>
      <text:p text:style-name="P7"><text:span text:style-name="T2"><text:s text:c="2"/></text:span><text:span text:style-name="T5">const </text:span><text:span text:style-name="T8">downloadFolderPath = folders.</text:span><text:span text:style-name="T7">join</text:span><text:span text:style-name="T8">(sep)</text:span><text:span text:style-name="T4">;</text:span></text:p>
      <text:p text:style-name="P7"><text:span text:style-name="T2"><text:s text:c="2"/></text:span><text:span text:style-name="T5">return </text:span><text:span text:style-name="T8">downloadFolderPath</text:span><text:span text:style-name="T4">;</text:span></text:p>
      <text:p text:style-name="P8">}</text:p>
      <text:p text:style-name="P13">module.exports = <text:span text:style-name="T6">createFolder</text:span><text:span text:style-name="T2">;</text:span></text:p>
      <text:p text:style-name="P16">4.2 Create a logger, file with writeable stream. ()</text:p>
      <text:p text:style-name="P16"/>
      <text:list xml:id="list5161525788935997276" text:style-name="L1">
        <text:list-item>
          <text:p text:style-name="P17">Saving files, with path.sep() for different OS.</text:p>
        </text:list-item>
        <text:list-item>
          <text:p text:style-name="P17">Create writeable stream, to dynamically inject values.</text:p>
        </text:list-item>
      </text:list>
      <text:p text:style-name="P16"/>
      <text:p text:style-name="P35"><text:span text:style-name="T13">'use strict'</text:span><text:span text:style-name="T2">;</text:span></text:p>
      <text:p text:style-name="P8"><text:span text:style-name="T3">const </text:span>path = require(<text:span text:style-name="T13">'path'</text:span>)<text:span text:style-name="T2">;</text:span></text:p>
      <text:p text:style-name="P8"><text:span text:style-name="T3">const </text:span>fs = require(<text:span text:style-name="T13">'fs'</text:span>)<text:span text:style-name="T2">;</text:span></text:p>
      <text:p text:style-name="P43">/**</text:p>
      <text:p text:style-name="P10"><text:s/><text:span text:style-name="T9">* Vaidate the parameters recieved from the process.argv CLI.</text:span></text:p>
      <text:p text:style-name="P10"><text:s/><text:span text:style-name="T9">*</text:span></text:p>
      <text:p text:style-name="P7"><text:span text:style-name="T16"><text:s/></text:span><text:span text:style-name="T17">* </text:span><text:span text:style-name="T18">@downloadFolder </text:span><text:span text:style-name="T17">{string} The index number of the url parameter( -u, --url) from the process.argv array.</text:span></text:p>
      <text:p text:style-name="P10"><text:s/><text:span text:style-name="T9">*</text:span></text:p>
      <text:p text:style-name="P7"><text:span text:style-name="T16"><text:s/></text:span><text:span text:style-name="T17">* </text:span><text:span text:style-name="T18">@returns </text:span><text:span text:style-name="T17">{writeAbleStream}</text:span></text:p>
      <text:p text:style-name="P10"><text:s/><text:span text:style-name="T9">* </text:span></text:p>
      <text:p text:style-name="P10"><text:s/><text:span text:style-name="T9">* It will create a logger file, and return a writeable Stream!</text:span></text:p>
      <text:p text:style-name="P10"><text:s/><text:span text:style-name="T9">*</text:span></text:p>
      <text:p text:style-name="P10"><text:s/><text:span text:style-name="T9">*/</text:span></text:p>
      <text:p text:style-name="P8"><text:span text:style-name="T3">function </text:span><text:span text:style-name="T6">createLogger</text:span>(downloadFolder) {</text:p>
      <text:p text:style-name="P7"><text:s text:c="2"/><text:span text:style-name="T5">const </text:span><text:span text:style-name="T8">logFile =</text:span><text:span text:style-name="T14">`</text:span><text:span text:style-name="T8">${downloadFolder}${path.</text:span><text:span text:style-name="T12">sep</text:span><text:span text:style-name="T8">}</text:span><text:span text:style-name="T14">videos.txt`</text:span></text:p>
      <text:p text:style-name="P7"><text:span text:style-name="T13"><text:s text:c="2"/></text:span><text:span text:style-name="T8">fs.</text:span><text:span text:style-name="T7">existsSync</text:span><text:span text:style-name="T8">(logFile) ?</text:span></text:p>
      <text:p text:style-name="P7"><text:s text:c="4"/><text:span text:style-name="T8">console.</text:span><text:span text:style-name="T7">log</text:span><text:span text:style-name="T8">(</text:span><text:span text:style-name="T14">`File </text:span><text:span text:style-name="T8">${logFile}</text:span><text:span text:style-name="T14"> already exists`</text:span><text:span text:style-name="T8">.</text:span><text:span text:style-name="T11">blue</text:span><text:span text:style-name="T8">) :</text:span></text:p>
      <text:p text:style-name="P7"><text:s text:c="4"/><text:span text:style-name="T8">console.</text:span><text:span text:style-name="T7">log</text:span><text:span text:style-name="T8">(</text:span><text:span text:style-name="T14">`File </text:span><text:span text:style-name="T8">${logFile}</text:span><text:span text:style-name="T14"> created`</text:span><text:span text:style-name="T8">.</text:span><text:span text:style-name="T11">blue</text:span><text:span text:style-name="T8">)</text:span><text:span text:style-name="T4">;</text:span></text:p>
      <text:p text:style-name="P7"><text:span text:style-name="T2"><text:s text:c="2"/></text:span><text:span text:style-name="T5">const </text:span><text:span text:style-name="T8">logger = fs.</text:span><text:span text:style-name="T7">createWriteStream</text:span><text:span text:style-name="T8">(logFile</text:span><text:span text:style-name="T4">, </text:span><text:span text:style-name="T8">{ </text:span><text:span text:style-name="T11">flags</text:span><text:span text:style-name="T8">: </text:span><text:span text:style-name="T14">'a' </text:span><text:span text:style-name="T8">})</text:span><text:span text:style-name="T4">;</text:span></text:p>
      <text:p text:style-name="P7"><text:span text:style-name="T2"><text:s text:c="2"/></text:span><text:span text:style-name="T5">return </text:span><text:span text:style-name="T8">logger</text:span><text:span text:style-name="T4">;</text:span></text:p>
      <text:p text:style-name="P8">}</text:p>
      <text:p text:style-name="P13">module.exports = <text:span text:style-name="T6">createLogger</text:span><text:span text:style-name="T2">;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4.2 scrap data with cheerio, and insert token with request.jar()</text:p>
      <text:p text:style-name="P18"/>
      <text:list xml:id="list4114279445517018465" text:style-name="L2">
        <text:list-item>
          <text:p text:style-name="P19">request.jar → to insert cookies to every request</text:p>
        </text:list-item>
        <text:list-item>
          <text:p text:style-name="P19">cheerio to scrap data</text:p>
        </text:list-item>
        <text:list-item>
          <text:p text:style-name="P19">promise, to wrap all of this call In a promise</text:p>
        </text:list-item>
      </text:list>
      <text:p text:style-name="P31"><text:span text:style-name="T2"/></text:p>
      <text:p text:style-name="P8"><text:span text:style-name="T3">const </text:span><text:span text:style-name="T10">cheerio </text:span>= require(<text:span text:style-name="T13">'cheerio'</text:span>)<text:span text:style-name="T2">;</text:span></text:p>
      <text:p text:style-name="P8"><text:span text:style-name="T3">const </text:span><text:span text:style-name="T6">request </text:span>= require(<text:span text:style-name="T13">'request'</text:span>)<text:span text:style-name="T2">;</text:span></text:p>
      <text:p text:style-name="P43">/**</text:p>
      <text:p text:style-name="P10"><text:s/><text:span text:style-name="T9">* Vaidate the parameters recieved from the process.argv CLI.</text:span></text:p>
      <text:p text:style-name="P10"><text:s/><text:span text:style-name="T9">*</text:span></text:p>
      <text:p text:style-name="P7"><text:span text:style-name="T16"><text:s/></text:span><text:span text:style-name="T17">* </text:span><text:span text:style-name="T18">@url </text:span><text:span text:style-name="T17">{string} The url of the corse, to be downloaded</text:span></text:p>
      <text:p text:style-name="P7"><text:span text:style-name="T16"><text:s/></text:span><text:span text:style-name="T17">* </text:span><text:span text:style-name="T18">@token </text:span><text:span text:style-name="T17">{string} The token to be used.</text:span></text:p>
      <text:p text:style-name="P10"><text:s/><text:span text:style-name="T9">*</text:span></text:p>
      <text:p text:style-name="P7"><text:span text:style-name="T16"><text:s/></text:span><text:span text:style-name="T17">* </text:span><text:span text:style-name="T18">@returns </text:span><text:span text:style-name="T17">{promise}</text:span></text:p>
      <text:p text:style-name="P10"><text:s/><text:span text:style-name="T9">*</text:span></text:p>
      <text:p text:style-name="P10"><text:s/><text:span text:style-name="T9">* <text:s/>request.jar() ---&gt; will save cookie for future use.</text:span></text:p>
      <text:p text:style-name="P10"><text:s/><text:span text:style-name="T9">*</text:span></text:p>
      <text:p text:style-name="P10"><text:s/><text:span text:style-name="T9">*/</text:span></text:p>
      <text:p text:style-name="P8"><text:span text:style-name="T3">function </text:span><text:span text:style-name="T6">getVideos</text:span>(url<text:span text:style-name="T2">, </text:span>token) {</text:p>
      <text:p text:style-name="P7"><text:s text:c="2"/><text:span text:style-name="T20">// 1. creating the request option, with inserted cookie</text:span></text:p>
      <text:p text:style-name="P7"><text:span text:style-name="T19"><text:s text:c="2"/></text:span><text:span text:style-name="T5">return new </text:span><text:span text:style-name="T8">Promise(</text:span><text:span text:style-name="T5">function</text:span><text:span text:style-name="T8">(resolve</text:span><text:span text:style-name="T4">, </text:span><text:span text:style-name="T8">reject) {</text:span></text:p>
      <text:p text:style-name="P7"><text:s text:c="4"/><text:span text:style-name="T5">let </text:span><text:span text:style-name="T8">result = []</text:span><text:span text:style-name="T4">;</text:span></text:p>
      <text:p text:style-name="P7"><text:span text:style-name="T2"><text:s text:c="4"/></text:span><text:span text:style-name="T5">let </text:span><text:span text:style-name="T8">names = []</text:span><text:span text:style-name="T4">;</text:span></text:p>
      <text:p text:style-name="P7"><text:span text:style-name="T2"><text:s text:c="4"/></text:span><text:span text:style-name="T5">const </text:span><text:span text:style-name="T8">options = { </text:span><text:span text:style-name="T11">url</text:span><text:span text:style-name="T8">: url }</text:span><text:span text:style-name="T4">;</text:span></text:p>
      <text:p text:style-name="P7"><text:span text:style-name="T2"><text:s text:c="4"/></text:span><text:span text:style-name="T5">if </text:span><text:span text:style-name="T8">(token) {</text:span></text:p>
      <text:p text:style-name="P7"><text:s text:c="6"/><text:span text:style-name="T5">let </text:span><text:span text:style-name="T8">jar = </text:span><text:span text:style-name="T7">request</text:span><text:span text:style-name="T8">.</text:span><text:span text:style-name="T7">jar</text:span><text:span text:style-name="T8">()</text:span><text:span text:style-name="T4">;</text:span></text:p>
      <text:p text:style-name="P7"><text:span text:style-name="T2"><text:s text:c="6"/></text:span><text:span text:style-name="T5">const </text:span><text:span text:style-name="T8">cookie = </text:span><text:span text:style-name="T7">request</text:span><text:span text:style-name="T8">.</text:span><text:span text:style-name="T7">cookie</text:span><text:span text:style-name="T8">(</text:span><text:span text:style-name="T14">'accessToken=' </text:span><text:span text:style-name="T8">+ token)</text:span><text:span text:style-name="T4">;</text:span></text:p>
      <text:p text:style-name="P7"><text:span text:style-name="T2"><text:s text:c="6"/></text:span><text:span text:style-name="T8">jar.</text:span><text:span text:style-name="T7">setCookie</text:span><text:span text:style-name="T8">(cookie</text:span><text:span text:style-name="T4">, </text:span><text:span text:style-name="T8">url)</text:span><text:span text:style-name="T4">;</text:span></text:p>
      <text:p text:style-name="P7"><text:span text:style-name="T2"><text:s text:c="6"/></text:span><text:span text:style-name="T8">options.</text:span><text:span text:style-name="T11">jar </text:span><text:span text:style-name="T8">= jar</text:span><text:span text:style-name="T4">;</text:span></text:p>
      <text:p text:style-name="P7"><text:span text:style-name="T2"><text:s text:c="4"/></text:span><text:span text:style-name="T8">}</text:span></text:p>
      <text:p text:style-name="P7"><text:s text:c="4"/><text:span text:style-name="T20">// Will return the results,names of the lessons.</text:span></text:p>
      <text:p text:style-name="P7"><text:span text:style-name="T19"><text:s text:c="4"/></text:span><text:span text:style-name="T7">request</text:span><text:span text:style-name="T8">(options</text:span><text:span text:style-name="T4">, </text:span><text:span text:style-name="T5">function</text:span><text:span text:style-name="T8">(err</text:span><text:span text:style-name="T4">, </text:span><text:span text:style-name="T8">res</text:span><text:span text:style-name="T4">, </text:span><text:span text:style-name="T8">html) {</text:span></text:p>
      <text:p text:style-name="P7"><text:s text:c="6"/><text:span text:style-name="T5">if </text:span><text:span text:style-name="T8">(!err) {</text:span></text:p>
      <text:p text:style-name="P7"><text:s text:c="8"/><text:span text:style-name="T5">let </text:span><text:span text:style-name="T8">$ = </text:span><text:span text:style-name="T11">cheerio</text:span><text:span text:style-name="T8">.load(html)</text:span><text:span text:style-name="T4">;</text:span></text:p>
      <text:p text:style-name="P7"><text:span text:style-name="T2"><text:s text:c="8"/></text:span><text:span text:style-name="T8">$(</text:span><text:span text:style-name="T14">'#lessons-list'</text:span><text:span text:style-name="T8">).</text:span><text:span text:style-name="T7">filter</text:span><text:span text:style-name="T8">(</text:span><text:span text:style-name="T5">function</text:span><text:span text:style-name="T8">() {</text:span></text:p>
      <text:p text:style-name="P7"><text:s text:c="10"/><text:span text:style-name="T5">let </text:span><text:span text:style-name="T8">data = $(</text:span><text:span text:style-name="T5">this</text:span><text:span text:style-name="T8">)</text:span><text:span text:style-name="T4">;</text:span></text:p>
      <text:p text:style-name="P7"><text:span text:style-name="T2"><text:s text:c="10"/></text:span><text:span text:style-name="T5">const </text:span><text:span text:style-name="T8">dataArray = data</text:span></text:p>
      <text:p text:style-name="P7"><text:s text:c="12"/><text:span text:style-name="T8">.children()</text:span></text:p>
      <text:p text:style-name="P7"><text:s text:c="12"/><text:span text:style-name="T8">.</text:span><text:span text:style-name="T7">children</text:span><text:span text:style-name="T8">()</text:span></text:p>
      <text:p text:style-name="P7"><text:s text:c="12"/><text:span text:style-name="T8">.</text:span><text:span text:style-name="T7">toArray</text:span><text:span text:style-name="T8">()</text:span><text:span text:style-name="T4">;</text:span></text:p>
      <text:p text:style-name="P7"><text:span text:style-name="T2"><text:s text:c="10"/></text:span><text:span text:style-name="T5">const </text:span><text:span text:style-name="T8">filterData = dataArray.</text:span><text:span text:style-name="T7">filter</text:span><text:span text:style-name="T8">(</text:span></text:p>
      <text:p text:style-name="P7"><text:s text:c="12"/><text:span text:style-name="T8">el =&gt; el.</text:span><text:span text:style-name="T11">name </text:span><text:span text:style-name="T8">=== </text:span><text:span text:style-name="T14">'link' </text:span><text:span text:style-name="T8">&amp;&amp; el.</text:span><text:span text:style-name="T11">attribs</text:span><text:span text:style-name="T8">.itemprop === </text:span><text:span text:style-name="T14">'contentUrl'</text:span></text:p>
      <text:p text:style-name="P7"><text:span text:style-name="T13"><text:s text:c="10"/></text:span><text:span text:style-name="T8">)</text:span><text:span text:style-name="T4">;</text:span></text:p>
      <text:p text:style-name="P7"><text:span text:style-name="T2"><text:s text:c="10"/></text:span><text:span text:style-name="T5">const </text:span><text:span text:style-name="T8">filterSpan = dataArray.</text:span><text:span text:style-name="T7">filter</text:span><text:span text:style-name="T8">(el =&gt; el.</text:span><text:span text:style-name="T11">name </text:span><text:span text:style-name="T8">=== </text:span><text:span text:style-name="T14">'span'</text:span><text:span text:style-name="T8">)</text:span><text:span text:style-name="T4">;</text:span></text:p>
      <text:p text:style-name="P7"><text:span text:style-name="T2"><text:s text:c="10"/></text:span><text:span text:style-name="T8">filterSpan.</text:span><text:span text:style-name="T7">map</text:span><text:span text:style-name="T8">(el =&gt; {</text:span></text:p>
      <text:p text:style-name="P7"><text:s text:c="12"/><text:span text:style-name="T5">if </text:span><text:span text:style-name="T8">(el.</text:span><text:span text:style-name="T11">name </text:span><text:span text:style-name="T8">=== </text:span><text:span text:style-name="T14">'span'</text:span><text:span text:style-name="T8">) {</text:span></text:p>
      <text:p text:style-name="P7"><text:s text:c="14"/><text:span text:style-name="T5">const </text:span><text:span text:style-name="T8">videoName = el.</text:span><text:span text:style-name="T11">children</text:span><text:span text:style-name="T8">[</text:span><text:span text:style-name="T15">0</text:span><text:span text:style-name="T8">].</text:span><text:span text:style-name="T11">data</text:span><text:span text:style-name="T8">.</text:span><text:span text:style-name="T7">replace</text:span><text:span text:style-name="T8">(</text:span><text:span text:style-name="T14">/[\/:*?"&lt;&gt;|]/g</text:span><text:span text:style-name="T4">, </text:span><text:span text:style-name="T14">''</text:span><text:span text:style-name="T8">)</text:span><text:span text:style-name="T4">;</text:span></text:p>
      <text:p text:style-name="P7"><text:span text:style-name="T2"><text:s text:c="14"/></text:span><text:span text:style-name="T8">names.</text:span><text:span text:style-name="T7">push</text:span><text:span text:style-name="T8">(videoName)</text:span><text:span text:style-name="T4">;</text:span></text:p>
      <text:p text:style-name="P7"><text:span text:style-name="T2"><text:s text:c="12"/></text:span><text:span text:style-name="T8">}</text:span></text:p>
      <text:p text:style-name="P7"><text:s text:c="10"/><text:span text:style-name="T8">})</text:span><text:span text:style-name="T4">;</text:span></text:p>
      <text:p text:style-name="P7"><text:span text:style-name="T2"><text:s text:c="10"/></text:span><text:span text:style-name="T8">filterData.</text:span><text:span text:style-name="T7">map</text:span><text:span text:style-name="T8">(el =&gt; {</text:span></text:p>
      <text:p text:style-name="P7"><text:s text:c="12"/><text:span text:style-name="T8">result.</text:span><text:span text:style-name="T7">push</text:span><text:span text:style-name="T8">(el.</text:span><text:span text:style-name="T11">attribs</text:span><text:span text:style-name="T8">.</text:span><text:span text:style-name="T11">href</text:span><text:span text:style-name="T8">)</text:span><text:span text:style-name="T4">;</text:span></text:p>
      <text:p text:style-name="P7"><text:span text:style-name="T2"><text:s text:c="10"/></text:span><text:span text:style-name="T8">})</text:span><text:span text:style-name="T4">;</text:span></text:p>
      <text:p text:style-name="P7"><text:span text:style-name="T2"><text:s text:c="10"/></text:span><text:span text:style-name="T8">resolve({ result</text:span><text:span text:style-name="T4">, </text:span><text:span text:style-name="T8">names })</text:span><text:span text:style-name="T4">;</text:span></text:p>
      <text:p text:style-name="P7"><text:span text:style-name="T2"><text:s text:c="8"/></text:span><text:span text:style-name="T8">})</text:span><text:span text:style-name="T4">;</text:span></text:p>
      <text:p text:style-name="P7"><text:span text:style-name="T2"><text:s text:c="6"/></text:span><text:span text:style-name="T8">} </text:span><text:span text:style-name="T5">else </text:span><text:span text:style-name="T8">{</text:span></text:p>
      <text:p text:style-name="P7"><text:s text:c="8"/><text:span text:style-name="T8">reject(err)</text:span><text:span text:style-name="T4">;</text:span></text:p>
      <text:p text:style-name="P7"><text:span text:style-name="T2"><text:s text:c="6"/></text:span><text:span text:style-name="T8">}</text:span></text:p>
      <text:p text:style-name="P7"><text:s text:c="4"/><text:span text:style-name="T8">})</text:span><text:span text:style-name="T4">;</text:span></text:p>
      <text:p text:style-name="P7"><text:span text:style-name="T2"><text:s text:c="2"/></text:span><text:span text:style-name="T8">})</text:span><text:span text:style-name="T4">;</text:span></text:p>
      <text:p text:style-name="P8">}</text:p>
      <text:p text:style-name="P13">module.exports = <text:span text:style-name="T6">getVideos</text:span><text:span text:style-name="T2">;</text:span></text:p>
      <text:p text:style-name="P20"><text:soft-page-break/>5. Download videos</text:p>
      <text:p text:style-name="P20"/>
      <text:p text:style-name="P23">5.0 check if it has been downloaded</text:p>
      <text:p text:style-name="P23"/>
      <text:p text:style-name="P23"/>
      <text:list xml:id="list8135320846187599516" text:style-name="L4">
        <text:list-item>
          <text:p text:style-name="P24">Will read the log file with <text:span text:style-name="T1">fs.readFileSync()</text:span></text:p>
        </text:list-item>
        <text:list-item>
          <text:p text:style-name="P24">If the video is in the logFile, and the video exists in the file location, it is considered as downloaded completely.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7"><text:span text:style-name="T3">const </text:span>path = require(<text:span text:style-name="T13">'path'</text:span>)<text:span text:style-name="T2">;</text:span></text:p>
      <text:p text:style-name="P8"><text:span text:style-name="T3">const </text:span>fs = require(<text:span text:style-name="T13">'fs'</text:span>)<text:span text:style-name="T2">;</text:span></text:p>
      <text:p text:style-name="P8"><text:span text:style-name="T3">function </text:span><text:span text:style-name="T6">findNotExistingVideo</text:span>(videos<text:span text:style-name="T2">, </text:span>downloadFolder)</text:p>
      <text:p text:style-name="P8">{</text:p>
      <text:p text:style-name="P7"><text:s text:c="2"/><text:span text:style-name="T5">let </text:span><text:span text:style-name="T8">i = </text:span><text:span text:style-name="T15">0</text:span><text:span text:style-name="T4">;</text:span></text:p>
      <text:p text:style-name="P7"><text:span text:style-name="T2"><text:s text:c="2"/></text:span><text:span text:style-name="T5">for </text:span><text:span text:style-name="T8">(</text:span><text:span text:style-name="T5">let </text:span><text:span text:style-name="T8">video </text:span><text:span text:style-name="T5">of </text:span><text:span text:style-name="T8">videos) {</text:span></text:p>
      <text:p text:style-name="P7"><text:s text:c="4"/><text:span text:style-name="T5">let </text:span><text:span text:style-name="T8">filename = </text:span><text:span text:style-name="T14">`</text:span><text:span text:style-name="T8">${downloadFolder}${path.</text:span><text:span text:style-name="T12">sep</text:span><text:span text:style-name="T8">}${video.</text:span><text:span text:style-name="T11">name</text:span><text:span text:style-name="T8">}</text:span><text:span text:style-name="T14">.mp4`</text:span><text:span text:style-name="T4">;</text:span></text:p>
      <text:p text:style-name="P7"><text:span text:style-name="T2"><text:s text:c="4"/></text:span><text:span text:style-name="T5">if </text:span><text:span text:style-name="T8">(fs.</text:span><text:span text:style-name="T7">existsSync</text:span><text:span text:style-name="T8">(filename) &amp;&amp; </text:span><text:span text:style-name="T7">isCompletelyDownloaded</text:span><text:span text:style-name="T8">(video.</text:span><text:span text:style-name="T11">name</text:span><text:span text:style-name="T4">, </text:span><text:span text:style-name="T8">downloadFolder)) {</text:span></text:p>
      <text:p text:style-name="P7"><text:s text:c="6"/><text:span text:style-name="T8">console.</text:span><text:span text:style-name="T7">log</text:span><text:span text:style-name="T8">(</text:span><text:span text:style-name="T14">`File </text:span><text:span text:style-name="T4">\'</text:span><text:span text:style-name="T8">${video.</text:span><text:span text:style-name="T11">name</text:span><text:span text:style-name="T8">}</text:span><text:span text:style-name="T4">\'</text:span><text:span text:style-name="T14"> already exists`</text:span><text:span text:style-name="T8">.</text:span><text:span text:style-name="T11">blue</text:span><text:span text:style-name="T8">)</text:span><text:span text:style-name="T4">;</text:span></text:p>
      <text:p text:style-name="P7"><text:span text:style-name="T2"><text:s text:c="6"/></text:span><text:span text:style-name="T8">i++</text:span><text:span text:style-name="T4">;</text:span></text:p>
      <text:p text:style-name="P7"><text:span text:style-name="T2"><text:s text:c="4"/></text:span><text:span text:style-name="T8">} </text:span><text:span text:style-name="T5">else </text:span><text:span text:style-name="T8">{</text:span></text:p>
      <text:p text:style-name="P7"><text:s text:c="6"/><text:span text:style-name="T5">break </text:span><text:span text:style-name="T4">;</text:span></text:p>
      <text:p text:style-name="P7"><text:span text:style-name="T2"><text:s text:c="4"/></text:span><text:span text:style-name="T8">}</text:span></text:p>
      <text:p text:style-name="P7"><text:s text:c="2"/><text:span text:style-name="T8">}</text:span></text:p>
      <text:p text:style-name="P7"><text:s text:c="2"/><text:span text:style-name="T5">return </text:span><text:span text:style-name="T8">i</text:span><text:span text:style-name="T4">;</text:span></text:p>
      <text:p text:style-name="P8">}</text:p>
      <text:p text:style-name="P8"><text:span text:style-name="T3">function </text:span><text:span text:style-name="T6">isCompletelyDownloaded</text:span>(videoName<text:span text:style-name="T2">, </text:span>downloadFolder) {</text:p>
      <text:p text:style-name="P7"><text:s text:c="2"/><text:span text:style-name="T5">const </text:span><text:span text:style-name="T8">downloadedVideos = </text:span><text:span text:style-name="T7">findDownloadedVideos</text:span><text:span text:style-name="T8">(downloadFolder)</text:span><text:span text:style-name="T4">;</text:span></text:p>
      <text:p text:style-name="P7"><text:span text:style-name="T2"><text:s text:c="2"/></text:span><text:span text:style-name="T5">if </text:span><text:span text:style-name="T8">(</text:span><text:span text:style-name="T5">typeof </text:span><text:span text:style-name="T8">downloadedVideos === </text:span><text:span text:style-name="T14">'undefined' </text:span><text:span text:style-name="T8">|| downloadedVideos.</text:span><text:span text:style-name="T11">length </text:span><text:span text:style-name="T8">=== </text:span><text:span text:style-name="T15">0</text:span><text:span text:style-name="T8">) {</text:span></text:p>
      <text:p text:style-name="P7"><text:s text:c="4"/><text:span text:style-name="T5">return true</text:span><text:span text:style-name="T4">;</text:span></text:p>
      <text:p text:style-name="P7"><text:span text:style-name="T2"><text:s text:c="2"/></text:span><text:span text:style-name="T8">}</text:span></text:p>
      <text:p text:style-name="P7"><text:s text:c="2"/><text:span text:style-name="T5">for </text:span><text:span text:style-name="T8">(</text:span><text:span text:style-name="T5">let </text:span><text:span text:style-name="T8">downloadedVideoName </text:span><text:span text:style-name="T5">of </text:span><text:span text:style-name="T8">downloadedVideos) {</text:span></text:p>
      <text:p text:style-name="P7"><text:s text:c="4"/><text:span text:style-name="T5">if </text:span><text:span text:style-name="T8">(videoName === downloadedVideoName)</text:span></text:p>
      <text:p text:style-name="P7"><text:s text:c="6"/><text:span text:style-name="T5">return true</text:span><text:span text:style-name="T4">;</text:span></text:p>
      <text:p text:style-name="P7"><text:span text:style-name="T2"><text:s text:c="2"/></text:span><text:span text:style-name="T8">}</text:span></text:p>
      <text:p text:style-name="P7"><text:s text:c="2"/><text:span text:style-name="T5">return false</text:span><text:span text:style-name="T4">;</text:span></text:p>
      <text:p text:style-name="P8">}</text:p>
      <text:p text:style-name="P8"><text:span text:style-name="T3">function </text:span><text:span text:style-name="T6">findDownloadedVideos</text:span>(downloadFolder) {</text:p>
      <text:p text:style-name="P7"><text:s text:c="2"/><text:span text:style-name="T5">const </text:span><text:span text:style-name="T8">logFile =</text:span><text:span text:style-name="T14">`</text:span><text:span text:style-name="T8">${downloadFolder}${path.</text:span><text:span text:style-name="T12">sep</text:span><text:span text:style-name="T8">}</text:span><text:span text:style-name="T14">videos.txt`</text:span><text:span text:style-name="T4">;</text:span></text:p>
      <text:p text:style-name="P7"><text:span text:style-name="T2"><text:s text:c="2"/></text:span><text:span text:style-name="T5">if </text:span><text:span text:style-name="T8">(!fs.</text:span><text:span text:style-name="T7">existsSync</text:span><text:span text:style-name="T8">(logFile)) </text:span><text:span text:style-name="T5">return </text:span><text:span text:style-name="T8">[]</text:span><text:span text:style-name="T4">;</text:span></text:p>
      <text:p text:style-name="P7"><text:span text:style-name="T2"><text:s text:c="2"/></text:span><text:span text:style-name="T5">return </text:span><text:span text:style-name="T8">fs.</text:span><text:span text:style-name="T7">readFileSync</text:span><text:span text:style-name="T8">(logFile).</text:span><text:span text:style-name="T7">toString</text:span><text:span text:style-name="T8">().</text:span><text:span text:style-name="T7">split</text:span><text:span text:style-name="T8">(</text:span><text:span text:style-name="T14">"</text:span><text:span text:style-name="T4">\n</text:span><text:span text:style-name="T14">"</text:span><text:span text:style-name="T8">)</text:span><text:span text:style-name="T4">;</text:span></text:p>
      <text:p text:style-name="P8">}</text:p>
      <text:p text:style-name="P13">module.exports = <text:span text:style-name="T6">findNotExistingVideo</text:span><text:span text:style-name="T2">;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><text:soft-page-break/>5.1 downloadOneVideo( progress/progress events/ pipes / writeStream / stdOut / recursion )</text:p>
      <text:p text:style-name="P21"/>
      <text:list xml:id="list8893625969802741285" text:style-name="L3">
        <text:list-item>
          <text:p text:style-name="P22">Progess → is used to track all of the state properties, with progress <text:span text:style-name="T1">stateEvents</text:span></text:p>
        </text:list-item>
        <text:list-item>
          <text:p text:style-name="P22">writeWaitingInfo –y&gt; is using the data received from progress, and writes to the stdOut which is the terminal</text:p>
        </text:list-item>
        <text:list-item>
          <text:p text:style-name="P22">cleanLine –&gt; will clean the last line of the stdout.</text:p>
        </text:list-item>
        <text:list-item>
          <text:p text:style-name="P22">Writing to logger stream + using recursion</text:p>
          <text:p text:style-name="P22"/>
        </text:list-item>
      </text:list>
      <text:p text:style-name="P38">// 1. Using progress, to access different metrics when downloading.</text:p>
      <text:p text:style-name="P12">// Progress has 'progress' / 'error' / 'end' event listeners,</text:p>
      <text:p text:style-name="P12">// Simply you are making a request to the videoUrl.</text:p>
      <text:p text:style-name="P12">//</text:p>
      <text:p text:style-name="P43">/**</text:p>
      <text:p text:style-name="P10"><text:s/><text:span text:style-name="T9">* Will log all of the data made in the request, and will create a writing stream, with pipe, from the recieved data to create an mp4 file.</text:span></text:p>
      <text:p text:style-name="P10"><text:s/><text:span text:style-name="T9">*</text:span></text:p>
      <text:p text:style-name="P7"><text:span text:style-name="T16"><text:s/></text:span><text:span text:style-name="T17">* </text:span><text:span text:style-name="T18">@logger </text:span><text:span text:style-name="T17">{WriteableStream} Where all of the logging detail can be stored</text:span></text:p>
      <text:p text:style-name="P7"><text:span text:style-name="T16"><text:s/></text:span><text:span text:style-name="T17">* </text:span><text:span text:style-name="T18">@video <text:s text:c="2"/></text:span><text:span text:style-name="T17">{url : string, name: string } <text:s/>object of the video data</text:span></text:p>
      <text:p text:style-name="P7"><text:span text:style-name="T16"><text:s/></text:span><text:span text:style-name="T17">* </text:span><text:span text:style-name="T18">@downloadFolder </text:span><text:span text:style-name="T17">{string} where the videos will be donwnloaded</text:span></text:p>
      <text:p text:style-name="P7"><text:span text:style-name="T16"><text:s/></text:span><text:span text:style-name="T17">* </text:span><text:span text:style-name="T18">@nextVideo <text:s/></text:span><text:span text:style-name="T17">{function} recursive function, to call itself, will return when it is finished,</text:span></text:p>
      <text:p text:style-name="P10"><text:s/><text:span text:style-name="T9">*</text:span></text:p>
      <text:p text:style-name="P7"><text:span text:style-name="T16"><text:s/></text:span><text:span text:style-name="T17">* </text:span><text:span text:style-name="T18">@returns </text:span><text:span text:style-name="T17">{boolean}</text:span></text:p>
      <text:p text:style-name="P10"><text:s/><text:span text:style-name="T9">* <text:s text:c="3"/>progress --&gt; to track downloading metrics</text:span></text:p>
      <text:p text:style-name="P10"><text:s/><text:span text:style-name="T9">* <text:s text:c="3"/>writeWaitingInfo --&gt; Will write the progress of the donwload to the proces.stdOut (which is the terminal in this case)</text:span></text:p>
      <text:p text:style-name="P10"><text:s/><text:span text:style-name="T9">* <text:s text:c="3"/>cleanLine --&gt; <text:s text:c="7"/>Will clear the process.stdrOutput line, and will move the cursor</text:span></text:p>
      <text:p text:style-name="P10"><text:s/><text:span text:style-name="T9">*/</text:span></text:p>
      <text:p text:style-name="P8"><text:span text:style-name="T3">function </text:span><text:span text:style-name="T6">downloadOneVideo</text:span>(logger<text:span text:style-name="T2">, </text:span>downloadFolder<text:span text:style-name="T2">, </text:span>video<text:span text:style-name="T2">, </text:span>nextVideo) {</text:p>
      <text:p text:style-name="P7"><text:s text:c="2"/><text:span text:style-name="T5">let </text:span><text:span text:style-name="T8">videoName = video.</text:span><text:span text:style-name="T11">name</text:span><text:span text:style-name="T8">.</text:span><text:span text:style-name="T7">replace</text:span><text:span text:style-name="T8">(</text:span><text:span text:style-name="T14">"Урок "</text:span><text:span text:style-name="T4">, </text:span><text:span text:style-name="T14">""</text:span><text:span text:style-name="T8">)</text:span><text:span text:style-name="T4">;</text:span></text:p>
      <text:p text:style-name="P7"><text:span text:style-name="T2"><text:s text:c="2"/></text:span><text:span text:style-name="T8">console.</text:span><text:span text:style-name="T7">log</text:span><text:span text:style-name="T8">(</text:span><text:span text:style-name="T14">`Start download video: </text:span><text:span text:style-name="T8">${videoName}</text:span><text:span text:style-name="T14">`</text:span><text:span text:style-name="T8">.</text:span><text:span text:style-name="T11">blue</text:span><text:span text:style-name="T8">)</text:span><text:span text:style-name="T4">;</text:span></text:p>
      <text:p text:style-name="P7"><text:span text:style-name="T2"><text:s text:c="2"/></text:span><text:span text:style-name="T7">progress</text:span><text:span text:style-name="T8">(</text:span><text:span text:style-name="T7">request</text:span><text:span text:style-name="T8">(video.</text:span><text:span text:style-name="T11">url</text:span><text:span text:style-name="T8">)</text:span><text:span text:style-name="T4">, </text:span><text:span text:style-name="T8">{ </text:span><text:span text:style-name="T11">throttle</text:span><text:span text:style-name="T8">: </text:span><text:span text:style-name="T15">2000</text:span><text:span text:style-name="T4">, </text:span><text:span text:style-name="T11">delay</text:span><text:span text:style-name="T8">: </text:span><text:span text:style-name="T15">1000 </text:span><text:span text:style-name="T8">})</text:span></text:p>
      <text:p text:style-name="P7"><text:s text:c="4"/><text:span text:style-name="T8">.on(</text:span><text:span text:style-name="T14">'progress'</text:span><text:span text:style-name="T4">, </text:span><text:span text:style-name="T5">function</text:span><text:span text:style-name="T8">(state) {</text:span></text:p>
      <text:p text:style-name="P7"><text:s text:c="6"/><text:span text:style-name="T8">writeWaitingInfo(state)</text:span><text:span text:style-name="T4">;</text:span></text:p>
      <text:p text:style-name="P7"><text:span text:style-name="T2"><text:s text:c="4"/></text:span><text:span text:style-name="T8">})</text:span></text:p>
      <text:p text:style-name="P7"><text:s text:c="4"/><text:span text:style-name="T8">.</text:span><text:span text:style-name="T7">on</text:span><text:span text:style-name="T8">(</text:span><text:span text:style-name="T14">'error'</text:span><text:span text:style-name="T4">, </text:span><text:span text:style-name="T5">function</text:span><text:span text:style-name="T8">(err) {</text:span></text:p>
      <text:p text:style-name="P7"><text:s text:c="6"/><text:span text:style-name="T8">console.</text:span><text:span text:style-name="T7">log</text:span><text:span text:style-name="T8">(</text:span><text:span text:style-name="T14">`</text:span><text:span text:style-name="T8">${err}</text:span><text:span text:style-name="T14">`</text:span><text:span text:style-name="T8">.</text:span><text:span text:style-name="T11">red</text:span><text:span text:style-name="T8">)</text:span><text:span text:style-name="T4">;</text:span></text:p>
      <text:p text:style-name="P7"><text:span text:style-name="T2"><text:s text:c="4"/></text:span><text:span text:style-name="T8">})</text:span></text:p>
      <text:p text:style-name="P7"><text:s text:c="4"/><text:span text:style-name="T8">.</text:span><text:span text:style-name="T7">on</text:span><text:span text:style-name="T8">(</text:span><text:span text:style-name="T14">'end'</text:span><text:span text:style-name="T4">, </text:span><text:span text:style-name="T5">function</text:span><text:span text:style-name="T8">() {</text:span></text:p>
      <text:p text:style-name="P7"><text:s text:c="6"/><text:span text:style-name="T8">cleanLine()</text:span><text:span text:style-name="T4">;</text:span></text:p>
      <text:p text:style-name="P7"><text:span text:style-name="T2"><text:s text:c="6"/></text:span><text:span text:style-name="T8">console.</text:span><text:span text:style-name="T7">log</text:span><text:span text:style-name="T8">(</text:span><text:span text:style-name="T14">`End download video </text:span><text:span text:style-name="T8">${videoName}</text:span><text:span text:style-name="T14">`</text:span><text:span text:style-name="T8">.</text:span><text:span text:style-name="T11">green</text:span><text:span text:style-name="T8">)</text:span><text:span text:style-name="T4">;</text:span></text:p>
      <text:p text:style-name="P7"><text:span text:style-name="T2"><text:s text:c="6"/></text:span><text:span text:style-name="T8">logger.</text:span><text:span text:style-name="T7">write</text:span><text:span text:style-name="T8">(</text:span><text:span text:style-name="T14">`</text:span><text:span text:style-name="T8">${videoName}</text:span><text:span text:style-name="T4">\n</text:span><text:span text:style-name="T14">`</text:span><text:span text:style-name="T8">)</text:span><text:span text:style-name="T4">;</text:span></text:p>
      <text:p text:style-name="P7"><text:span text:style-name="T2"><text:s text:c="6"/></text:span><text:span text:style-name="T8">nextVideo()</text:span><text:span text:style-name="T4">;</text:span></text:p>
      <text:p text:style-name="P7"><text:span text:style-name="T2"><text:s text:c="4"/></text:span><text:span text:style-name="T8">})</text:span></text:p>
      <text:p text:style-name="P7"><text:s text:c="4"/><text:span text:style-name="T8">.</text:span><text:span text:style-name="T7">pipe</text:span><text:span text:style-name="T8">(fs.</text:span><text:span text:style-name="T7">createWriteStream</text:span><text:span text:style-name="T8">(</text:span><text:span text:style-name="T14">`</text:span><text:span text:style-name="T8">${downloadFolder}${path.</text:span><text:span text:style-name="T12">sep</text:span><text:span text:style-name="T8">}${videoName}</text:span><text:span text:style-name="T14">.mp4`</text:span><text:span text:style-name="T8">))</text:span><text:span text:style-name="T4">;</text:span></text:p>
      <text:p text:style-name="P8">}</text:p>
      <text:p text:style-name="P13">module.exports = <text:span text:style-name="T6">downloadVideos</text:span><text:span text:style-name="T2">;</text:span></text:p>
      <text:p text:style-name="P36"><text:span text:style-name="T3">function </text:span><text:span text:style-name="T23">writeWaitingInfo</text:span>(state) {</text:p>
      <text:p text:style-name="P7"><text:s text:c="2"/><text:span text:style-name="T8">cleanLine()</text:span><text:span text:style-name="T4">;</text:span></text:p>
      <text:p text:style-name="P7"><text:span text:style-name="T2"><text:s text:c="2"/></text:span><text:span text:style-name="T5">const </text:span><text:span text:style-name="T8">percent = (state.</text:span><text:span text:style-name="T11">percent </text:span><text:span text:style-name="T8">* </text:span><text:span text:style-name="T15">100</text:span><text:span text:style-name="T8">).</text:span><text:span text:style-name="T7">toFixed</text:span><text:span text:style-name="T8">(</text:span><text:span text:style-name="T15">2</text:span><text:span text:style-name="T8">)</text:span><text:span text:style-name="T4">,</text:span></text:p>
      <text:p text:style-name="P7"><text:span text:style-name="T2"><text:s text:c="8"/></text:span><text:span text:style-name="T8">transferred = </text:span><text:span text:style-name="T7">formatBytes</text:span><text:span text:style-name="T8">(state.</text:span><text:span text:style-name="T11">size</text:span><text:span text:style-name="T8">.</text:span><text:span text:style-name="T11">transferred</text:span><text:span text:style-name="T8">)</text:span><text:span text:style-name="T4">,</text:span></text:p>
      <text:p text:style-name="P7"><text:span text:style-name="T2"><text:s text:c="8"/></text:span><text:span text:style-name="T8">total = </text:span><text:span text:style-name="T7">formatBytes</text:span><text:span text:style-name="T8">(state.</text:span><text:span text:style-name="T11">size</text:span><text:span text:style-name="T8">.</text:span><text:span text:style-name="T11">total</text:span><text:span text:style-name="T8">)</text:span><text:span text:style-name="T4">,</text:span></text:p>
      <text:p text:style-name="P7"><text:span text:style-name="T2"><text:s text:c="8"/></text:span><text:span text:style-name="T8">remaining = </text:span><text:span text:style-name="T7">secondsToHms</text:span><text:span text:style-name="T8">(state.</text:span><text:span text:style-name="T11">time</text:span><text:span text:style-name="T8">.</text:span><text:span text:style-name="T11">remaining</text:span><text:span text:style-name="T8">)</text:span><text:span text:style-name="T4">,</text:span></text:p>
      <text:p text:style-name="P7"><text:span text:style-name="T2"><text:s text:c="8"/></text:span><text:span text:style-name="T8">speed = </text:span><text:span text:style-name="T7">formatBytes</text:span><text:span text:style-name="T8">(state.</text:span><text:span text:style-name="T11">speed</text:span><text:span text:style-name="T8">)</text:span><text:span text:style-name="T4">,</text:span></text:p>
      <text:p text:style-name="P7"><text:span text:style-name="T2"><text:s text:c="8"/></text:span><text:span text:style-name="T8">text = </text:span><text:span text:style-name="T14">`</text:span><text:span text:style-name="T8">${percent}</text:span><text:span text:style-name="T14">% | </text:span><text:span text:style-name="T8">${transferred}</text:span><text:span text:style-name="T14"> / </text:span><text:span text:style-name="T8">${total}</text:span><text:span text:style-name="T14"> | </text:span><text:span text:style-name="T8">${speed}</text:span><text:span text:style-name="T14">/sec | </text:span><text:span text:style-name="T8">${remaining}</text:span><text:span text:style-name="T14">`</text:span><text:span text:style-name="T4">;</text:span></text:p>
      <text:p text:style-name="P7"><text:span text:style-name="T2"><text:s text:c="2"/></text:span><text:span text:style-name="T8">process.stdout.</text:span><text:span text:style-name="T7">write</text:span><text:span text:style-name="T8">(text)</text:span><text:span text:style-name="T4">;</text:span></text:p>
      <text:p text:style-name="P13">}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0:13:32.102887277</meta:creation-date>
    <dc:date>2018-11-26T19:50:30.107622361</dc:date>
    <meta:editing-duration>PT1H51M55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7" meta:paragraph-count="318" meta:word-count="1601" meta:character-count="12168" meta:non-whitespace-character-count="10017"/>
  </office:meta>
</office:document-meta>
</file>